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P16" style:family="paragraph" style:parent-style-name="Standard" style:list-style-name="WWNum2">
      <style:paragraph-properties fo:margin-left="1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It is preferable that you complete proposal typed in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3388695384252140694"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 on</text:span><text:span text:style-name="T2">e of:</text:span></text:p>
      <text:list xml:id="list672440319172401235"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or other visualization)</text:span><text:span text:style-name="T6"> and address one of the two following cartographic design steps:</text:span></text:p>
      <text:list xml:id="list1692242002111980577"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at 12:15pm on Tuesday, June 13th.</text:span></text:p>
      <text:p text:style-name="P2"/>
      <text:p text:style-name="P4"><text:span text:style-name="T2">To turn in (digitally, via Canvas):</text:span></text:p>
      <text:list xml:id="list1094438460603530018"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no more than 1-2 pages.</text:span></text:p>
          <text:list>
            <text:list-item>
              <text:p text:style-name="P16"><text:span text:style-name="T2">Graduate students: this can be wrapped in with your 4-10 page paper.</text:span></text:p>
            </text:list-item>
          </text:list>
        </text:list-item>
        <text:list-item>
          <text:p text:style-name="P14"><text:span text:style-name="T2">If producing a new dataset or a model, a zipped-up copy of the produced dataset/model files.</text:span></text:p>
        </text:list-item>
      </text:list>
      <text:p text:style-name="P2"/>
      <text:p text:style-name="P2"/>
      <text:p text:style-name="P2"/>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44" meta:word-count="666" meta:character-count="4060" meta:non-whitespace-character-count="3450"/>
    <meta:generator>LibreOfficeDev/5.1.0.3$Linux_X86_64 LibreOffice_project/</meta:generator>
  </office:meta>
</office:document-meta>
</file>